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">
      <style:table-cell-properties fo:wrap-option="wrap" fo:border="0.06pt solid #000000"/>
    </style:style>
    <style:style style:name="ce8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 style:data-style-name="N1">
      <style:table-cell-properties fo:background-color="#999999" fo:wrap-option="wrap" fo:border="0.06pt solid #000000"/>
    </style:style>
    <style:style style:name="ce10" style:family="table-cell" style:parent-style-name="Default" style:data-style-name="N1">
      <style:table-cell-properties fo:background-color="#ffff66" fo:wrap-option="wrap" fo:border="0.06pt solid #000000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6" table:default-cell-style-name="ce1"/>
        <table:table-column table:style-name="co2" table:visibility="collapse" table:default-cell-style-name="Default"/>
        <table:table-column table:style-name="co2" table:visibility="collapse" table:number-columns-repeated="21" table:default-cell-style-name="ce1"/>
        <table:table-column table:style-name="co2" table:number-columns-repeated="984" table:default-cell-style-name="ce1"/>
        <table:table-row table:style-name="ro1" table:number-rows-repeated="2">
          <table:table-cell table:number-columns-repeated="1021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style-name="ce3" office:value-type="string" calcext:value-type="string">
            <text:p>puntos tareas y praćticas</text:p>
          </table:table-cell>
          <table:table-cell table:style-name="ce8" office:value-type="string" calcext:value-type="string">
            <text:p>Promedio tareas y prácticas</text:p>
          </table:table-cell>
          <table:table-cell table:style-name="ce3" office:value-type="string" calcext:value-type="string">
            <text:p>Examen</text:p>
          </table:table-cell>
          <table:table-cell table:style-name="ce8" office:value-type="string" calcext:value-type="string">
            <text:p>Promedio examen</text:p>
          </table:table-cell>
          <table:table-cell table:style-name="ce2" office:value-type="string" calcext:value-type="string">
            <text:p>Autoevaluación</text:p>
          </table:table-cell>
          <table:table-cell table:style-name="ce8" office:value-type="string" calcext:value-type="string">
            <text:p>Calificacion final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86.05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2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7" table:formula="of:=SUM([.B4:.M4])/12" office:value-type="float" office:value="61.6666666666667" calcext:value-type="float">
            <text:p>62</text:p>
          </table:table-cell>
          <table:table-cell table:style-name="ce9" table:formula="of:=([.N4]*SUM([Encuadre.B$1:.B$2]))/[Encuadre.B$5]" office:value-type="float" office:value="46.25" calcext:value-type="float">
            <text:p>46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4]*[Encuadre.B$3])/[Encuadre.B$5]" office:value-type="float" office:value="6" calcext:value-type="float">
            <text:p>6</text:p>
          </table:table-cell>
          <table:table-cell table:style-name="ce2"/>
          <table:table-cell table:style-name="ce10" table:formula="of:=SUM([.O4];[.Q4];[.R4])" office:value-type="float" office:value="52.25" calcext:value-type="float">
            <text:p>5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SUM([.B5:.M5])/12" office:value-type="float" office:value="97.5" calcext:value-type="float">
            <text:p>98</text:p>
          </table:table-cell>
          <table:table-cell table:style-name="ce9" table:formula="of:=([.N5]*SUM([Encuadre.B$1:.B$2]))/[Encuadre.B$5]" office:value-type="float" office:value="73.125" calcext:value-type="float">
            <text:p>73</text:p>
          </table:table-cell>
          <table:table-cell table:style-name="ce5" table:formula="of:=(50/15)*10+50" office:value-type="float" office:value="83.3333333333333" calcext:value-type="float">
            <text:p>83</text:p>
          </table:table-cell>
          <table:table-cell table:style-name="ce9" table:formula="of:=([.P5]*[Encuadre.B$3])/[Encuadre.B$5]" office:value-type="float" office:value="16.6666666666667" calcext:value-type="float">
            <text:p>17</text:p>
          </table:table-cell>
          <table:table-cell table:style-name="ce2"/>
          <table:table-cell table:style-name="ce9" table:formula="of:=SUM([.O5];[.Q5];[.R5])" office:value-type="float" office:value="89.7916666666667" calcext:value-type="float">
            <text:p>9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86.05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50" calcext:value-type="float">
            <office:annotation draw:style-name="gr2" draw:text-style-name="P2" svg:width="28.99mm" svg:height="152.11mm" svg:x="298.94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6:.M6])/12" office:value-type="float" office:value="90.4166666666667" calcext:value-type="float">
            <text:p>90</text:p>
          </table:table-cell>
          <table:table-cell table:style-name="ce9" table:formula="of:=([.N6]*SUM([Encuadre.B$1:.B$2]))/[Encuadre.B$5]" office:value-type="float" office:value="67.8125" calcext:value-type="float">
            <text:p>68</text:p>
          </table:table-cell>
          <table:table-cell table:style-name="ce5" table:formula="of:=(50/15)*11" office:value-type="float" office:value="36.6666666666667" calcext:value-type="float">
            <text:p>37</text:p>
          </table:table-cell>
          <table:table-cell table:style-name="ce9" table:formula="of:=([.P6]*[Encuadre.B$3])/[Encuadre.B$5]" office:value-type="float" office:value="7.33333333333334" calcext:value-type="float">
            <text:p>7</text:p>
          </table:table-cell>
          <table:table-cell table:style-name="ce2"/>
          <table:table-cell table:style-name="ce9" table:formula="of:=SUM([.O6];[.Q6];[.R6])" office:value-type="float" office:value="75.1458333333333" calcext:value-type="float">
            <text:p>7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7:.M7])/12" office:value-type="float" office:value="84.5833333333333" calcext:value-type="float">
            <text:p>85</text:p>
          </table:table-cell>
          <table:table-cell table:style-name="ce9" table:formula="of:=([.N7]*SUM([Encuadre.B$1:.B$2]))/[Encuadre.B$5]" office:value-type="float" office:value="63.4375" calcext:value-type="float">
            <text:p>63</text:p>
          </table:table-cell>
          <table:table-cell table:style-name="ce4" table:formula="of:=(50/15)*12+30" office:value-type="float" office:value="70" calcext:value-type="float">
            <text:p>70</text:p>
          </table:table-cell>
          <table:table-cell table:style-name="ce9" table:formula="of:=([.P7]*[Encuadre.B$3])/[Encuadre.B$5]" office:value-type="float" office:value="14" calcext:value-type="float">
            <text:p>14</text:p>
          </table:table-cell>
          <table:table-cell table:style-name="ce2"/>
          <table:table-cell table:style-name="ce9" table:formula="of:=SUM([.O7];[.Q7];[.R7])" office:value-type="float" office:value="77.4375" calcext:value-type="float">
            <text:p>77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7" table:formula="of:=SUM([.B8:.M8])/12" office:value-type="float" office:value="15" calcext:value-type="float">
            <text:p>15</text:p>
          </table:table-cell>
          <table:table-cell table:style-name="ce9" table:formula="of:=([.N8]*SUM([Encuadre.B$1:.B$2]))/[Encuadre.B$5]" office:value-type="float" office:value="11.25" calcext:value-type="float">
            <text:p>11</text:p>
          </table:table-cell>
          <table:table-cell table:style-name="ce4"/>
          <table:table-cell table:style-name="ce9" table:formula="of:=([.P8]*[Encuadre.B$3])/[Encuadre.B$5]" office:value-type="float" office:value="0" calcext:value-type="float">
            <text:p>0</text:p>
          </table:table-cell>
          <table:table-cell table:style-name="ce2"/>
          <table:table-cell table:style-name="ce10" table:formula="of:=SUM([.O8];[.Q8];[.R8])" office:value-type="float" office:value="11.25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7" table:formula="of:=SUM([.B9:.M9])/12" office:value-type="float" office:value="15" calcext:value-type="float">
            <text:p>15</text:p>
          </table:table-cell>
          <table:table-cell table:style-name="ce9" table:formula="of:=([.N9]*SUM([Encuadre.B$1:.B$2]))/[Encuadre.B$5]" office:value-type="float" office:value="11.25" calcext:value-type="float">
            <text:p>11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9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10" table:formula="of:=SUM([.O9];[.Q9];[.R9])" office:value-type="float" office:value="17.9166666666667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7" table:formula="of:=SUM([.B10:.M10])/12" office:value-type="float" office:value="80.4166666666667" calcext:value-type="float">
            <text:p>80</text:p>
          </table:table-cell>
          <table:table-cell table:style-name="ce9" table:formula="of:=([.N10]*SUM([Encuadre.B$1:.B$2]))/[Encuadre.B$5]" office:value-type="float" office:value="60.3125" calcext:value-type="float">
            <text:p>60</text:p>
          </table:table-cell>
          <table:table-cell table:style-name="ce5" table:formula="of:=(50/15)*13+50" office:value-type="float" office:value="93.3333333333333" calcext:value-type="float">
            <text:p>93</text:p>
          </table:table-cell>
          <table:table-cell table:style-name="ce9" table:formula="of:=([.P10]*[Encuadre.B$3])/[Encuadre.B$5]" office:value-type="float" office:value="18.6666666666667" calcext:value-type="float">
            <text:p>19</text:p>
          </table:table-cell>
          <table:table-cell table:style-name="ce2"/>
          <table:table-cell table:style-name="ce9" table:formula="of:=SUM([.O10];[.Q10];[.R10])" office:value-type="float" office:value="78.9791666666667" calcext:value-type="float">
            <text:p>7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1:.M11])/12" office:value-type="float" office:value="97.0833333333333" calcext:value-type="float">
            <text:p>97</text:p>
          </table:table-cell>
          <table:table-cell table:style-name="ce9" table:formula="of:=([.N11]*SUM([Encuadre.B$1:.B$2]))/[Encuadre.B$5]" office:value-type="float" office:value="72.8125" calcext:value-type="float">
            <text:p>73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1]*[Encuadre.B$3])/[Encuadre.B$5]" office:value-type="float" office:value="8" calcext:value-type="float">
            <text:p>8</text:p>
          </table:table-cell>
          <table:table-cell table:style-name="ce2"/>
          <table:table-cell table:style-name="ce9" table:formula="of:=SUM([.O11];[.Q11];[.R11])" office:value-type="float" office:value="80.8125" calcext:value-type="float">
            <text:p>8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7" table:formula="of:=SUM([.B12:.M12])/12" office:value-type="float" office:value="81.6666666666667" calcext:value-type="float">
            <text:p>82</text:p>
          </table:table-cell>
          <table:table-cell table:style-name="ce9" table:formula="of:=([.N12]*SUM([Encuadre.B$1:.B$2]))/[Encuadre.B$5]" office:value-type="float" office:value="61.25" calcext:value-type="float">
            <text:p>61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2]*[Encuadre.B$3])/[Encuadre.B$5]" office:value-type="float" office:value="9.33333333333334" calcext:value-type="float">
            <text:p>9</text:p>
          </table:table-cell>
          <table:table-cell table:style-name="ce2"/>
          <table:table-cell table:style-name="ce9" table:formula="of:=SUM([.O12];[.Q12];[.R12])" office:value-type="float" office:value="70.5833333333333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style-name="ce7" table:formula="of:=SUM([.B13:.M13])/12" office:value-type="float" office:value="16.25" calcext:value-type="float">
            <text:p>16</text:p>
          </table:table-cell>
          <table:table-cell table:style-name="ce9" table:formula="of:=([.N13]*SUM([Encuadre.B$1:.B$2]))/[Encuadre.B$5]" office:value-type="float" office:value="12.1875" calcext:value-type="float">
            <text:p>12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13]*[Encuadre.B$3])/[Encuadre.B$5]" office:value-type="float" office:value="6" calcext:value-type="float">
            <text:p>6</text:p>
          </table:table-cell>
          <table:table-cell table:style-name="ce2"/>
          <table:table-cell table:style-name="ce10" table:formula="of:=SUM([.O13];[.Q13];[.R13])" office:value-type="float" office:value="18.1875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4:.M14])/12" office:value-type="float" office:value="87.9166666666667" calcext:value-type="float">
            <text:p>88</text:p>
          </table:table-cell>
          <table:table-cell table:style-name="ce9" table:formula="of:=([.N14]*SUM([Encuadre.B$1:.B$2]))/[Encuadre.B$5]" office:value-type="float" office:value="65.9375" calcext:value-type="float">
            <text:p>66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4]*[Encuadre.B$3])/[Encuadre.B$5]" office:value-type="float" office:value="9.33333333333334" calcext:value-type="float">
            <text:p>9</text:p>
          </table:table-cell>
          <table:table-cell table:style-name="ce2"/>
          <table:table-cell table:style-name="ce9" table:formula="of:=SUM([.O14];[.Q14];[.R14])" office:value-type="float" office:value="75.2708333333333" calcext:value-type="float">
            <text:p>75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4"/>
          <table:table-cell table:style-name="ce7" table:formula="of:=SUM([.B15:.M15])/12" office:value-type="float" office:value="32.5" calcext:value-type="float">
            <text:p>33</text:p>
          </table:table-cell>
          <table:table-cell table:style-name="ce9" table:formula="of:=([.N15]*SUM([Encuadre.B$1:.B$2]))/[Encuadre.B$5]" office:value-type="float" office:value="24.375" calcext:value-type="float">
            <text:p>24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15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10" table:formula="of:=SUM([.O15];[.Q15];[.R15])" office:value-type="float" office:value="31.0416666666667" calcext:value-type="float">
            <text:p>31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6:.M16])/12" office:value-type="float" office:value="49.1666666666667" calcext:value-type="float">
            <text:p>49</text:p>
          </table:table-cell>
          <table:table-cell table:style-name="ce9" table:formula="of:=([.N16]*SUM([Encuadre.B$1:.B$2]))/[Encuadre.B$5]" office:value-type="float" office:value="36.875" calcext:value-type="float">
            <text:p>37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6]*[Encuadre.B$3])/[Encuadre.B$5]" office:value-type="float" office:value="19.3333333333333" calcext:value-type="float">
            <text:p>19</text:p>
          </table:table-cell>
          <table:table-cell table:style-name="ce2"/>
          <table:table-cell table:style-name="ce9" table:formula="of:=SUM([.O16];[.Q16];[.R16])" office:value-type="float" office:value="56.2083333333333" calcext:value-type="float">
            <text:p>56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50/15)*8" office:value-type="float" office:value="26.666666666666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7" table:formula="of:=SUM([.B17:.M17])/12" office:value-type="float" office:value="82.2222222222222" calcext:value-type="float">
            <text:p>82</text:p>
          </table:table-cell>
          <table:table-cell table:style-name="ce9" table:formula="of:=([.N17]*SUM([Encuadre.B$1:.B$2]))/[Encuadre.B$5]" office:value-type="float" office:value="61.6666666666667" calcext:value-type="float">
            <text:p>62</text:p>
          </table:table-cell>
          <table:table-cell table:style-name="ce4"/>
          <table:table-cell table:style-name="ce9" table:formula="of:=([.P17]*[Encuadre.B$3])/[Encuadre.B$5]" office:value-type="float" office:value="0" calcext:value-type="float">
            <text:p>0</text:p>
          </table:table-cell>
          <table:table-cell table:style-name="ce2"/>
          <table:table-cell table:style-name="ce9" table:formula="of:=SUM([.O17];[.Q17];[.R17])" office:value-type="float" office:value="61.6666666666667" calcext:value-type="float">
            <text:p>62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8:.M18])/12" office:value-type="float" office:value="63.3333333333333" calcext:value-type="float">
            <text:p>63</text:p>
          </table:table-cell>
          <table:table-cell table:style-name="ce9" table:formula="of:=([.N18]*SUM([Encuadre.B$1:.B$2]))/[Encuadre.B$5]" office:value-type="float" office:value="47.5" calcext:value-type="float">
            <text:p>48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8]*[Encuadre.B$3])/[Encuadre.B$5]" office:value-type="float" office:value="8" calcext:value-type="float">
            <text:p>8</text:p>
          </table:table-cell>
          <table:table-cell table:style-name="ce2"/>
          <table:table-cell table:style-name="ce10" table:formula="of:=SUM([.O18];[.Q18];[.R18])" office:value-type="float" office:value="55.5" calcext:value-type="float">
            <text:p>56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9:.M19])/12" office:value-type="float" office:value="97.9166666666667" calcext:value-type="float">
            <text:p>98</text:p>
          </table:table-cell>
          <table:table-cell table:style-name="ce9" table:formula="of:=([.N19]*SUM([Encuadre.B$1:.B$2]))/[Encuadre.B$5]" office:value-type="float" office:value="73.4375" calcext:value-type="float">
            <text:p>73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9]*[Encuadre.B$3])/[Encuadre.B$5]" office:value-type="float" office:value="19.3333333333333" calcext:value-type="float">
            <text:p>19</text:p>
          </table:table-cell>
          <table:table-cell table:style-name="ce2"/>
          <table:table-cell table:style-name="ce9" table:formula="of:=SUM([.O19];[.Q19];[.R19])" office:value-type="float" office:value="92.7708333333333" calcext:value-type="float">
            <text:p>93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Actividades.A3:Actividades.S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4:36:38.9100196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1-27T15:28:46.739632570</dc:date>
    <meta:editing-duration>PT12H15M39S</meta:editing-duration>
    <meta:editing-cycles>72</meta:editing-cycles>
    <meta:generator>LibreOffice/5.1.6.2$Linux_X86_64 LibreOffice_project/10m0$Build-2</meta:generator>
    <meta:document-statistic meta:table-count="2" meta:cell-count="259" meta:object-count="0"/>
  </office:meta>
</office:document-meta>
</file>